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ok at long range weather.</text:p>
      <text:p text:style-name="Standard">Look for races.</text:p>
      <text:p text:style-name="Standard">How many have signed up for races in March(2) and Can 50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2-17T19:11:06.56</meta:creation-date>
    <dc:date>2016-02-17T19:13:57.07</dc:date>
    <dc:creator>James Lombardi</dc:creator>
    <meta:editing-duration>PT2M30S</meta:editing-duration>
    <meta:editing-cycles>3</meta:editing-cycles>
    <meta:generator>OpenOffice/4.1.0$Win32 OpenOffice.org_project/410m18$Build-9764</meta:generator>
    <meta:document-statistic meta:table-count="0" meta:image-count="0" meta:object-count="0" meta:page-count="1" meta:paragraph-count="3" meta:word-count="20" meta:character-count="99"/>
  </office:meta>
</office:document-meta>
</file>